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5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ganz grob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W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cb_dezentra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pico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table:formula="of:=[.I5]*[.H5]" office:value-type="float" office:value="0.15" calcext:value-type="float">
            <text:p>0.1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S485</text:p>
          </table:table-cell>
          <table:table-cell table:number-columns-repeated="2"/>
          <table:table-cell table:formula="of:=5/120" office:value-type="float" office:value="0.0416666666666667" calcext:value-type="float">
            <text:p>0.0416666666666667</text:p>
          </table:table-cell>
          <table:table-cell office:value-type="float" office:value="6" calcext:value-type="float">
            <text:p>6</text:p>
          </table:table-cell>
          <table:table-cell table:formula="of:=[.I6]*[.H6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chaltregler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K7]/[.I7]" office:value-type="float" office:value="0.0238095238095238" calcext:value-type="float">
            <text:p>0.0238095238095238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.J5]+[.J6])/[.F7]" office:value-type="float" office:value="0.571428571428572" calcext:value-type="float">
            <text:p>0.57142857142857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elai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inder 46.61.9.024.0040</text:p>
          </table:table-cell>
          <table:table-cell/>
          <table:table-cell office:value-type="string" calcext:value-type="string">
            <text:p>automatik</text:p>
          </table:table-cell>
          <table:table-cell office:value-type="float" office:value="0.02" calcext:value-type="float">
            <text:p>0.0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I10]*[.H10]" office:value-type="float" office:value="0.48" calcext:value-type="float">
            <text:p>0.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nder 46.61.9.024.0040</text:p>
          </table:table-cell>
          <table:table-cell/>
          <table:table-cell office:value-type="string" calcext:value-type="string">
            <text:p>valve</text:p>
          </table:table-cell>
          <table:table-cell office:value-type="float" office:value="0.02" calcext:value-type="float">
            <text:p>0.0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I11]*[.H11]" office:value-type="float" office:value="0.48" calcext:value-type="float">
            <text:p>0.4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otal</text:p>
          </table:table-cell>
          <table:table-cell table:formula="of:=SUM([.K5:.K11])" office:value-type="float" office:value="1.53142857142857" calcext:value-type="float">
            <text:p>1.5314285714285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Total Strom pro Haus</text:p>
          </table:table-cell>
          <table:table-cell table:number-columns-repeated="2"/>
          <table:table-cell table:formula="of:=[.K12]/[.I14]" office:value-type="float" office:value="0.0638095238095238" calcext:value-type="float">
            <text:p>0.063809523809523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Häuser pro Kabe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K12]*[.E16]" office:value-type="float" office:value="6.12571428571429" calcext:value-type="float">
            <text:p>6.1257142857142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trom</text:p>
          </table:table-cell>
          <table:table-cell table:number-columns-repeated="2"/>
          <table:table-cell table:style-name="ce2" table:formula="of:=[.K16]/[.I18]" office:value-type="float" office:value="0.255238095238095" calcext:value-type="float">
            <text:p>0.25523809523809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Sicherung dimmensionieren auf 0.5 A, das Brennt noch nicht.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Häuse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style-name="ce5" table:formula="of:=[.E25]*[.H14]" office:value-type="float" office:value="1.02095238095238" calcext:value-type="float">
            <text:p>1.021</text:p>
          </table:table-cell>
          <table:table-cell/>
          <table:table-cell office:value-type="string" calcext:value-type="string">
            <text:p>Beispiel 1. Etappe da groess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entrale</text:p>
          </table:table-cell>
          <table:table-cell office:value-type="string" calcext:value-type="string">
            <text:p>pcb_dezentra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26]*[.H7]" office:value-type="float" office:value="0.0952380952380953" calcext:value-type="float">
            <text:p>0.095238095238095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egelkugelhahn</text:p>
          </table:table-cell>
          <table:table-cell table:number-columns-repeated="4"/>
          <table:table-cell table:style-name="ce5" office:value-type="float" office:value="0.19" calcext:value-type="float">
            <text:p>0.19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laimodul, unklar Daumen in Luft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itch Ethernet, unklar Daumen in Luft</text:p>
          </table:table-cell>
          <table:table-cell table:number-columns-repeated="4"/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i 2 w</text:p>
          </table:table-cell>
          <table:table-cell table:number-columns-repeated="4"/>
          <table:table-cell table:formula="of:=1/24" office:value-type="float" office:value="0.0416666666666667" calcext:value-type="float">
            <text:p>0.041666666666666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style-name="ce5" table:formula="of:=SUM([.H25:.H31])" office:value-type="float" office:value="1.47785714285714" calcext:value-type="float">
            <text:p>1.478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P pi 2w auch ab 24V?</text:p>
          </table:table-cell>
          <table:table-cell/>
          <table:table-cell office:value-type="string" calcext:value-type="string">
            <text:p>https://www.pidramble.com/wiki/benchmarks/power-consump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braucht ca 1W, könnte also auch locker an 24v laufen.</text:p>
          </table:table-cell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Braucht Zentral Netzgerät mit doppeltem Strom, wahl</text:p>
          </table:table-cell>
          <table:table-cell table:number-columns-repeated="3"/>
          <table:table-cell office:value-type="string" calcext:value-type="string">
            <text:p>Faktor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rschlag Strom Netzgerät</text:p>
          </table:table-cell>
          <table:table-cell table:number-columns-repeated="3"/>
          <table:table-cell table:formula="of:=[.H41]*[.H32]" office:value-type="float" office:value="2.21678571428571" calcext:value-type="float">
            <text:p>2.2167857142857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I44]*[.H44]" office:value-type="float" office:value="53.2028571428571" calcext:value-type="float">
            <text:p>53.20285714285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.00.0000</text:date>, <text:time style:data-style-name="N2" text:time-value="16:54:50.08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9T12:29:11.057000000</meta:creation-date>
    <dc:date>2023-12-27T16:55:18.456000000</dc:date>
    <meta:editing-duration>P4DT34M22S</meta:editing-duration>
    <meta:editing-cycles>7</meta:editing-cycles>
    <meta:generator>LibreOffice/7.5.9.2$Windows_X86_64 LibreOffice_project/cdeefe45c17511d326101eed8008ac4092f278a9</meta:generator>
    <meta:document-statistic meta:table-count="1" meta:cell-count="74" meta:object-count="0"/>
  </office:meta>
</office:document-meta>
</file>